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31000002640544AC9F.png" manifest:media-type=""/>
  <manifest:file-entry manifest:full-path="Pictures/100042FC0000166F000010C91BF5FBEE.svg" manifest:media-type=""/>
  <manifest:file-entry manifest:full-path="Pictures/1000020100000331000002649D29903E.png" manifest:media-type=""/>
  <manifest:file-entry manifest:full-path="Pictures/100026F00000166F000010C9F395E5A7.svg" manifest:media-type=""/>
  <manifest:file-entry manifest:full-path="Pictures/10001CEF0000166F000010C91714DA38.svg" manifest:media-type=""/>
  <manifest:file-entry manifest:full-path="Pictures/100002010000033100000264026C947A.png" manifest:media-type=""/>
  <manifest:file-entry manifest:full-path="Pictures/10000201000003310000026481D778BE.png" manifest:media-type=""/>
  <manifest:file-entry manifest:full-path="Pictures/100039050000166F000010C931234655.svg" manifest:media-type=""/>
  <manifest:file-entry manifest:full-path="Pictures/10000201000003310000026402763489.png" manifest:media-type=""/>
  <manifest:file-entry manifest:full-path="Pictures/100002010000033100000264E1FC2B2F.png" manifest:media-type=""/>
  <manifest:file-entry manifest:full-path="Pictures/100041760000166F000010C9D545E6E4.svg" manifest:media-type=""/>
  <manifest:file-entry manifest:full-path="Pictures/1000420B0000166F000010C9514489B1.svg" manifest:media-type=""/>
  <manifest:file-entry manifest:full-path="Pictures/100002010000033100000264A237EB33.png" manifest:media-type=""/>
  <manifest:file-entry manifest:full-path="Pictures/100002010000033100000264A4D13C09.png" manifest:media-type=""/>
  <manifest:file-entry manifest:full-path="Pictures/1000020100000331000002649292C5E5.png" manifest:media-type=""/>
  <manifest:file-entry manifest:full-path="Pictures/100053800000166F000010C91E685FA2.svg" manifest:media-type=""/>
  <manifest:file-entry manifest:full-path="Pictures/1000020100000331000002643D4F1280.png" manifest:media-type=""/>
  <manifest:file-entry manifest:full-path="Pictures/1000020100000331000002642C1575D2.png" manifest:media-type=""/>
  <manifest:file-entry manifest:full-path="Pictures/100053520000166F000010C93F44B358.svg" manifest:media-type=""/>
  <manifest:file-entry manifest:full-path="Pictures/100023BD0000166F000010C9427765AB.svg" manifest:media-type=""/>
  <manifest:file-entry manifest:full-path="Pictures/10001E850000166F000010C946AF62EF.svg" manifest:media-type=""/>
  <manifest:file-entry manifest:full-path="Pictures/1000318C0000166F000010C92609C8B3.sv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0.062cm" svg:y="-1.965cm"/>
          <draw:glue-point draw:id="5" svg:x="2.531cm" svg:y="-3.432cm" draw:escape-direction="up"/>
          <draw:glue-point draw:id="6" svg:x="3.628cm" svg:y="1.333cm" draw:escape-direction="up"/>
          <draw:frame draw:style-name="gr1" draw:text-style-name="P1" draw:layer="layout" svg:width="4.63cm" svg:height="3.464cm" svg:x="5.826cm" svg:y="1.508cm">
            <draw:image xlink:href="Pictures/1000020100000331000002643D4F1280.png" xlink:type="simple" xlink:show="embed" xlink:actuate="onLoad"/>
            <draw:image xlink:href="Pictures/100041760000166F000010C9D545E6E4.svg" xlink:type="simple" xlink:show="embed" xlink:actuate="onLoad">
              <text:p/>
            </draw:image>
          </draw:frame>
          <draw:frame draw:style-name="gr2" draw:text-style-name="P1" draw:layer="layout" svg:width="0.887cm" svg:height="0.841cm" svg:x="7.648cm" svg:y="2.85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" draw:text-style-name="P1" draw:layer="layout" svg:width="0.952cm" svg:height="0.663cm" svg:x="8.948cm" svg:y="2.35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0.765cm" svg:height="1.253cm" svg:x="9.448cm" svg:y="3.45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lue-point draw:id="4" svg:x="-3.503cm" svg:y="1.232cm" draw:escape-direction="up"/>
          <draw:glue-point draw:id="5" svg:x="2.805cm" svg:y="-3.533cm" draw:escape-direction="up"/>
          <draw:glue-point draw:id="6" svg:x="0.062cm" svg:y="-2.066cm" draw:escape-direction="up"/>
          <draw:frame draw:style-name="gr1" draw:text-style-name="P1" draw:layer="layout" svg:width="4.63cm" svg:height="3.464cm" svg:x="1.254cm" svg:y="1.508cm">
            <draw:image xlink:href="Pictures/100002010000033100000264A4D13C09.png" xlink:type="simple" xlink:show="embed" xlink:actuate="onLoad"/>
            <draw:image xlink:href="Pictures/1000420B0000166F000010C9514489B1.svg" xlink:type="simple" xlink:show="embed" xlink:actuate="onLoad">
              <text:p/>
            </draw:image>
          </draw:frame>
          <draw:frame draw:style-name="gr2" draw:text-style-name="P1" draw:layer="layout" svg:width="0.887cm" svg:height="0.841cm" svg:x="3.104cm" svg:y="2.817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" draw:text-style-name="P1" draw:layer="layout" svg:width="0.765cm" svg:height="1.253cm" svg:x="1.604cm" svg:y="3.417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1" draw:layer="layout" svg:width="0.952cm" svg:height="0.663cm" svg:x="4.404cm" svg:y="2.317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>
          <draw:glue-point draw:id="4" svg:x="-0.062cm" svg:y="-3.166cm" draw:escape-direction="up"/>
          <draw:glue-point draw:id="5" svg:x="3.228cm" svg:y="-2.8cm" draw:escape-direction="up"/>
          <draw:glue-point draw:id="6" svg:x="2.366cm" svg:y="-3.166cm"/>
          <draw:frame draw:style-name="gr1" draw:text-style-name="P1" draw:layer="layout" svg:width="4.63cm" svg:height="3.464cm" svg:x="10.709cm" svg:y="1.511cm">
            <draw:image xlink:href="Pictures/1000020100000331000002649292C5E5.png" xlink:type="simple" xlink:show="embed" xlink:actuate="onLoad"/>
            <draw:image xlink:href="Pictures/100042FC0000166F000010C91BF5FBEE.svg" xlink:type="simple" xlink:show="embed" xlink:actuate="onLoad">
              <text:p/>
            </draw:image>
          </draw:frame>
          <draw:frame draw:style-name="gr2" draw:text-style-name="P1" draw:layer="layout" svg:width="2.02cm" svg:height="1.247cm" svg:x="12.73cm" svg:y="2.20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-3.902cm" svg:y="-1.965cm" draw:escape-direction="up"/>
          <draw:glue-point draw:id="5" svg:x="-0.885cm" svg:y="-3.799cm" draw:escape-direction="up"/>
          <draw:glue-point draw:id="6" svg:x="2.954cm" svg:y="-0.499cm" draw:escape-direction="up"/>
          <draw:frame draw:style-name="gr1" draw:text-style-name="P1" draw:layer="layout" svg:width="4.63cm" svg:height="3.464cm" svg:x="15.637cm" svg:y="1.494cm">
            <draw:image xlink:href="Pictures/1000020100000331000002642C1575D2.png" xlink:type="simple" xlink:show="embed" xlink:actuate="onLoad"/>
            <draw:image xlink:href="Pictures/10001E850000166F000010C946AF62EF.svg" xlink:type="simple" xlink:show="embed" xlink:actuate="onLoad">
              <text:p/>
            </draw:image>
          </draw:frame>
          <draw:frame draw:style-name="gr2" draw:text-style-name="P1" draw:layer="layout" svg:width="0.883cm" svg:height="0.837cm" svg:x="15.848cm" svg:y="2.751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2" draw:text-style-name="P1" draw:layer="layout" svg:width="0.858cm" svg:height="0.639cm" svg:x="18.849cm" svg:y="3.352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" draw:text-style-name="P1" draw:layer="layout" svg:width="0.947cm" svg:height="0.66cm" svg:x="17.149cm" svg:y="2.152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-1.159cm" svg:y="-3.065cm" draw:escape-direction="up"/>
          <draw:glue-point draw:id="5" svg:x="2.131cm" svg:y="-3.065cm" draw:escape-direction="up"/>
          <draw:frame draw:style-name="gr1" draw:text-style-name="P1" draw:layer="layout" svg:width="4.63cm" svg:height="3.464cm" svg:x="1.289cm" svg:y="5.346cm">
            <draw:image xlink:href="Pictures/100002010000033100000264E1FC2B2F.png" xlink:type="simple" xlink:show="embed" xlink:actuate="onLoad"/>
            <draw:image xlink:href="Pictures/1000318C0000166F000010C92609C8B3.svg" xlink:type="simple" xlink:show="embed" xlink:actuate="onLoad">
              <text:p/>
            </draw:image>
          </draw:frame>
          <draw:frame draw:style-name="gr2" draw:text-style-name="P1" draw:layer="layout" svg:width="2.586cm" svg:height="1.417cm" svg:x="2.624cm" svg:y="6.06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glue-point draw:id="4" svg:x="-0.062cm" svg:y="-1.232cm" draw:escape-direction="up"/>
          <draw:glue-point draw:id="5" svg:x="2.68cm" svg:y="-3.432cm" draw:escape-direction="up"/>
          <draw:frame draw:style-name="gr1" draw:text-style-name="P1" draw:layer="layout" svg:width="4.63cm" svg:height="3.464cm" svg:x="6.038cm" svg:y="5.384cm">
            <draw:image xlink:href="Pictures/100002010000033100000264A237EB33.png" xlink:type="simple" xlink:show="embed" xlink:actuate="onLoad"/>
            <draw:image xlink:href="Pictures/100053800000166F000010C91E685FA2.svg" xlink:type="simple" xlink:show="embed" xlink:actuate="onLoad">
              <text:p/>
            </draw:image>
          </draw:frame>
          <draw:frame draw:style-name="gr2" draw:text-style-name="P1" draw:layer="layout" svg:width="0.883cm" svg:height="0.837cm" svg:x="7.941cm" svg:y="6.933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1" draw:layer="layout" svg:width="0.947cm" svg:height="0.66cm" svg:x="9.142cm" svg:y="6.13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glue-point draw:id="4" svg:x="-1.034cm" svg:y="-3.065cm" draw:escape-direction="up"/>
          <draw:glue-point draw:id="5" svg:x="1.159cm" svg:y="-3.432cm" draw:escape-direction="up"/>
          <draw:glue-point draw:id="6" svg:x="4.177cm" svg:y="-3.799cm" draw:escape-direction="up"/>
          <draw:frame draw:style-name="gr1" draw:text-style-name="P1" draw:layer="layout" svg:width="4.63cm" svg:height="3.464cm" svg:x="10.721cm" svg:y="5.41cm">
            <draw:image xlink:href="Pictures/10000201000003310000026481D778BE.png" xlink:type="simple" xlink:show="embed" xlink:actuate="onLoad"/>
            <draw:image xlink:href="Pictures/100039050000166F000010C931234655.svg" xlink:type="simple" xlink:show="embed" xlink:actuate="onLoad">
              <text:p/>
            </draw:image>
          </draw:frame>
          <draw:frame draw:style-name="gr2" draw:text-style-name="P1" draw:layer="layout" svg:width="3.213cm" svg:height="1.247cm" svg:x="12.066cm" svg:y="5.967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glue-point draw:id="4" svg:x="1.308cm" svg:y="-3.166cm" draw:escape-direction="up"/>
          <draw:frame draw:style-name="gr1" draw:text-style-name="P1" draw:layer="layout" svg:width="4.63cm" svg:height="3.464cm" svg:x="15.55cm" svg:y="5.267cm">
            <draw:image xlink:href="Pictures/1000020100000331000002640544AC9F.png" xlink:type="simple" xlink:show="embed" xlink:actuate="onLoad"/>
            <draw:image xlink:href="Pictures/100053520000166F000010C93F44B358.svg" xlink:type="simple" xlink:show="embed" xlink:actuate="onLoad">
              <text:p/>
            </draw:image>
          </draw:frame>
          <draw:frame draw:style-name="gr2" draw:text-style-name="P1" draw:layer="layout" svg:width="0.859cm" svg:height="1.253cm" svg:x="18.025cm" svg:y="5.888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>
          <draw:glue-point draw:id="4" svg:x="-2.68cm" svg:y="-3.432cm" draw:escape-direction="up"/>
          <draw:glue-point draw:id="5" svg:x="0.062cm" svg:y="-3.432cm" draw:escape-direction="up"/>
          <draw:glue-point draw:id="6" svg:x="3.079cm" svg:y="-3.432cm" draw:escape-direction="up"/>
          <draw:frame draw:style-name="gr1" draw:text-style-name="P1" draw:layer="layout" svg:width="4.63cm" svg:height="3.464cm" svg:x="1.244cm" svg:y="9.13cm">
            <draw:image xlink:href="Pictures/1000020100000331000002649D29903E.png" xlink:type="simple" xlink:show="embed" xlink:actuate="onLoad"/>
            <draw:image xlink:href="Pictures/100023BD0000166F000010C9427765AB.svg" xlink:type="simple" xlink:show="embed" xlink:actuate="onLoad">
              <text:p/>
            </draw:image>
          </draw:frame>
          <draw:frame draw:style-name="gr2" draw:text-style-name="P1" draw:layer="layout" svg:width="3.312cm" svg:height="1.283cm" svg:x="1.946cm" svg:y="9.72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g>
          <draw:glue-point draw:id="4" svg:x="1.159cm" svg:y="-3.065cm" draw:escape-direction="up"/>
          <draw:glue-point draw:id="5" svg:x="3.902cm" svg:y="-3.065cm" draw:escape-direction="up"/>
          <draw:frame draw:style-name="gr1" draw:text-style-name="P1" draw:layer="layout" svg:width="4.63cm" svg:height="3.464cm" svg:x="5.87cm" svg:y="9.143cm">
            <draw:image xlink:href="Pictures/100002010000033100000264026C947A.png" xlink:type="simple" xlink:show="embed" xlink:actuate="onLoad"/>
            <draw:image xlink:href="Pictures/10001CEF0000166F000010C91714DA38.svg" xlink:type="simple" xlink:show="embed" xlink:actuate="onLoad">
              <text:p/>
            </draw:image>
          </draw:frame>
          <draw:frame draw:style-name="gr2" draw:text-style-name="P1" draw:layer="layout" svg:width="2.167cm" svg:height="1.253cm" svg:x="8.126cm" svg:y="9.52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10.398cm" svg:y="9.082cm">
            <draw:image xlink:href="Pictures/10000201000003310000026402763489.png" xlink:type="simple" xlink:show="embed" xlink:actuate="onLoad"/>
            <draw:image xlink:href="Pictures/100026F00000166F000010C9F395E5A7.svg" xlink:type="simple" xlink:show="embed" xlink:actuate="onLoad">
              <text:p/>
            </draw:image>
          </draw:frame>
          <draw:frame draw:style-name="gr2" draw:text-style-name="P1" draw:layer="layout" svg:width="2.107cm" svg:height="1.253cm" svg:x="12.712cm" svg:y="9.292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5T21:54:10</meta:creation-date>
    <dc:date>2013-10-25T22:57:14</dc:date>
    <dc:creator>Rasmus Bååth</dc:creator>
    <meta:editing-duration>PT48M14S</meta:editing-duration>
    <meta:editing-cycles>2</meta:editing-cycles>
    <meta:generator>LibreOffice/4.0.4.2$Linux_x86 LibreOffice_project/400m0$Build-2</meta:generator>
    <meta:document-statistic meta:object-count="40"/>
  </office:meta>
</office:document-meta>
</file>

<file path=Object 1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1/content.xml><?xml version="1.0" encoding="utf-8"?>
<math xmlns="http://www.w3.org/1998/Math/MathML">
  <semantics>
    <mrow>
      <msub>
        <mi>d</mi>
        <mn>1,</mn>
      </msub>
      <msub>
        <mi>d</mi>
        <mn>2</mn>
      </msub>
    </mrow>
    <annotation encoding="StarMath 5.0">d_1,d_2</annotation>
  </semantics>
</math>
</file>

<file path=Object 12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4/content.xml><?xml version="1.0" encoding="utf-8"?>
<math xmlns="http://www.w3.org/1998/Math/MathML">
  <semantics>
    <mrow>
      <mi>r</mi>
      <mi>,</mi>
      <mo stretchy="false">λ</mo>
      <mi>,</mi>
      <mi>b</mi>
    </mrow>
    <annotation encoding="StarMath 5.0">r,%lambda,b</annotation>
  </semantics>
</math>
</file>

<file path=Object 15/content.xml><?xml version="1.0" encoding="utf-8"?>
<math xmlns="http://www.w3.org/1998/Math/MathML">
  <semantics>
    <mrow>
      <mi>k</mi>
    </mrow>
    <annotation encoding="StarMath 5.0">k</annotation>
  </semantics>
</math>
</file>

<file path=Object 16/content.xml><?xml version="1.0" encoding="utf-8"?>
<math xmlns="http://www.w3.org/1998/Math/MathML">
  <semantics>
    <mrow>
      <mo stretchy="false">α</mo>
      <mi>,</mi>
      <mo stretchy="false">β</mo>
      <mi>,</mi>
      <mi>n</mi>
    </mrow>
    <annotation encoding="StarMath 5.0">%alpha,%beta,n</annotation>
  </semantics>
</math>
</file>

<file path=Object 17/content.xml><?xml version="1.0" encoding="utf-8"?>
<math xmlns="http://www.w3.org/1998/Math/MathML">
  <semantics>
    <mrow>
      <mi>p</mi>
      <mi>,</mi>
      <mi>n</mi>
    </mrow>
    <annotation encoding="StarMath 5.0">p,n</annotation>
  </semantics>
</math>
</file>

<file path=Object 18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i>k</mi>
      <mi>,</mi>
      <mo stretchy="false">δ</mo>
    </mrow>
    <annotation encoding="StarMath 5.0">k,%delta</annotation>
  </semantics>
</math>
</file>

<file path=Object 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9/content.xml><?xml version="1.0" encoding="utf-8"?>
<math xmlns="http://www.w3.org/1998/Math/MathML">
  <semantics>
    <mrow>
      <mo stretchy="false">ν</mo>
    </mrow>
    <annotation encoding="StarMath 5.0">%nu</annotation>
  </semantics>
</math>
</file>